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fo:font-weight="normal" style:font-weight-asian="normal" style:font-weight-complex="normal"/>
    </style:style>
    <style:style style:name="P4" style:family="paragraph" style:parent-style-name="Lab_20_Header">
      <style:text-properties fo:language="en" fo:country="US" officeooo:rsid="0014b948"/>
    </style:style>
    <style:style style:name="P5" style:family="paragraph" style:parent-style-name="Preformatted_20_Text">
      <style:text-properties officeooo:rsid="0014b948" officeooo:paragraph-rsid="0014b948"/>
    </style:style>
    <style:style style:name="P6" style:family="paragraph" style:parent-style-name="Lab_20_Part">
      <style:text-properties fo:language="en" fo:country="US" officeooo:paragraph-rsid="0012fa1c"/>
    </style:style>
    <style:style style:name="P7" style:family="paragraph" style:parent-style-name="Lab_20_Part">
      <style:text-properties fo:language="en" fo:country="US" officeooo:rsid="0014b948" officeooo:paragraph-rsid="0014b948"/>
    </style:style>
    <style:style style:name="P8" style:family="paragraph" style:parent-style-name="Lab_20_Part">
      <style:text-properties fo:language="en" fo:country="US" officeooo:rsid="00163335" officeooo:paragraph-rsid="00163335"/>
    </style:style>
    <style:style style:name="P9" style:family="paragraph" style:parent-style-name="Lab_20_Step">
      <style:text-properties fo:language="en" fo:country="US"/>
    </style:style>
    <style:style style:name="P10" style:family="paragraph" style:parent-style-name="Lab_20_Step">
      <style:text-properties officeooo:rsid="0014b948" officeooo:paragraph-rsid="0014b948"/>
    </style:style>
    <style:style style:name="P11" style:family="paragraph" style:parent-style-name="Lab_20_Step">
      <style:text-properties officeooo:rsid="00163335" officeooo:paragraph-rsid="001633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officeooo:rsid="0014b948"/>
    </style:style>
    <style:style style:name="T5" style:family="text">
      <style:text-properties fo:language="en" fo:country="US" officeooo:rsid="001633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Getting Setup</text:h>
      <text:p text:style-name="P2"/>
      <text:h text:style-name="P7" text:outline-level="2">Create a Server</text:h>
      <text:h text:style-name="P10" text:outline-level="3"><text:span text:style-name="T2">Launch Eclipse.</text:span></text:h>
      <text:h text:style-name="P10" text:outline-level="3"><text:span text:style-name="T2">Create a server for Tomee.</text:span></text:h>
      <text:h text:style-name="P7" text:outline-level="2">Configure Database</text:h>
      <text:h text:style-name="P10" text:outline-level="3">Load schema</text:h>
      <text:p text:style-name="P5">mysql -u root -p &lt; schema.sql</text:p>
      <text:h text:style-name="P10" text:outline-level="3">Copy MySQL JAR file to &lt;TOMEE&gt;/lib.</text:h>
      <text:h text:style-name="P10" text:outline-level="3">Copy tomee.xml into Servers project.</text:h>
      <text:h text:style-name="P8" text:outline-level="2">Validate</text:h>
      <text:h text:style-name="P11" text:outline-level="3">In a browser enter: http://localst:8080/TravelHeaven/catalog/package.</text:h>
      <text:h text:style-name="P6" text:outline-level="2">Review</text:h>
      <text:p text:style-name="P3">You can do a lot with the promise API from AngularJS. Here we used it to implement caching. Caching is completely transparent to the controller. The controller continues to work with a promise and has no idea if the promise contains data from the server or from the cach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</office:font-face-decls>
  <office:styles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letter-kerning="true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fo:color="#000000" style:font-name="Thorndale" fo:font-size="12pt" fo:language="en" fo:country="US" style:letter-kerning="tru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in" fo:margin-bottom="0.1in" loext:contextual-spacing="false"/>
      <style:text-properties style:font-name="Times New Roman" fo:font-family="'Times New Roman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0pt" fo:font-style="normal" fo:font-weight="bold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ab_20_Step" style:display-name="Lab Step" style:family="paragraph" style:parent-style-name="Heading_20_3" style:default-outline-level="3" style:class="text" style:master-page-name="">
      <style:paragraph-properties fo:margin-top="0.1in" fo:margin-bottom="0.1in" loext:contextual-spacing="false" style:page-number="auto" fo:keep-with-next="auto"/>
      <style:text-properties style:font-name="Times New Roman" fo:font-family="'Times New Roman'" style:font-style-name="Regular" style:font-family-generic="roman" style:font-pitch="variable" fo:font-weight="normal"/>
    </style:style>
    <style:style style:name="Lab_20_Part" style:display-name="Lab Part" style:family="paragraph" style:parent-style-name="Heading_20_2" style:next-style-name="Text_20_body" style:default-outline-level="2" style:class="text">
      <style:paragraph-properties fo:margin-top="0.2701in" fo:margin-bottom="0.0799in" loext:contextual-spacing="false"/>
      <style:text-properties style:font-name="Arial" fo:font-family="Arial" style:font-style-name="Bold" style:font-family-generic="swiss" style:font-pitch="variable" fo:font-size="13pt"/>
    </style:style>
    <style:style style:name="Lab_20_Header" style:display-name="Lab Header" style:family="paragraph" style:parent-style-name="Heading_20_1" style:next-style-name="Text_20_body" style:default-outline-level="1">
      <style:paragraph-properties fo:break-before="page"/>
      <style:text-properties style:font-name="Arial" fo:font-family="Arial" style:font-style-name="Bold" style:font-family-generic="swiss" style:font-pitch="variable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 style:border-line-width-top="0.0555in 0.0346in 0.0346in" style:border-line-width-bottom="0.0555in 0.0346in 0.0346in" fo:padding="0.0201in" fo:border-left="none" fo:border-right="none" fo:border-top="9.01pt double #ffffff" fo:border-bottom="9.01pt double #ffffff" style:shadow="none"/>
      <style:text-properties style:font-name="Cumberland" fo:font-family="Cumberland" style:font-family-generic="modern" style:font-pitch="fixed" fo:font-size="10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3.9984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4.1953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4.391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4.5882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4.78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4.98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5.17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5.374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5.5709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5.767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itle" style:family="paragraph" style:parent-style-name="Heading" style:next-style-name="Subtitle" style:class="chapter">
      <style:paragraph-properties fo:margin-top="0.1654in" fo:margin-bottom="1.1811in" loext:contextual-spacing="false"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nnumbered_20_Header" style:display-name="Unnumbered Header" style:family="paragraph" style:parent-style-name="Lab_20_Header" style:default-outline-level="" style:list-style-name=""/>
    <style:style style:name="Information" style:family="paragraph" style:parent-style-name="Text_20_body">
      <style:paragraph-properties fo:padding="0.0201in" fo:border="0.99pt solid #000000" style:shadow="none"/>
      <style:text-properties fo:font-weight="normal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creen_20_Label" style:display-name="Screen Label" style:family="text">
      <style:text-properties fo:font-weight="bol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User_20_Entry" style:display-name="User Entry" style:family="text">
      <style:text-properties style:font-name="Courier New" fo:font-family="'Courier New'" style:font-style-name="Regular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Log_20_Message" style:display-name="Log Message" style:family="text">
      <style:text-properties style:font-name="Courier New1" fo:font-family="'Courier New'" style:font-family-generic="modern" style:font-pitch="fixed" fo:font-size="10pt"/>
    </style:style>
    <style:style style:name="Java_20_Identifier" style:display-name="Java Identifier" style:family="text">
      <style:text-properties style:font-name="Courier New1" fo:font-family="'Courier New'" style:font-family-generic="modern" style:font-pitch="fixed" style:font-size-complex="14pt" style:font-weight-complex="bold"/>
    </style:style>
    <style:style style:name="File_20_or_20_Folder_20_or_20_URL_20_Name" style:display-name="File or Folder or URL Name" style:family="text" style:parent-style-name="User_20_Entry">
      <style:text-properties style:font-name="Cumberland" fo:font-family="Cumberland" style:font-family-generic="modern" style:font-pitch="fixed" fo:font-weight="normal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 style:font-size-complex="14pt" style:font-weight-complex="bold"/>
    </style:style>
    <style:style style:name="Commands" style:family="text" style:parent-style-name="User_20_Entry">
      <style:text-properties style:font-name="Courier New" fo:font-family="'Courier New'" style:font-style-name="Regular" style:font-family-generic="modern" style:font-pitch="fixed" fo:font-size="12pt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Option_20_Name" style:display-name="Option Name" style:family="text">
      <style:text-properties fo:font-weight="bold" style:font-size-complex="14pt" style:font-weight-complex="bold"/>
    </style:style>
    <style:style style:name="Button_20_Name" style:display-name="Button Name" style:family="text">
      <style:text-properties fo:font-weight="bold"/>
    </style:style>
    <style:style style:name="Menu_20_Choice" style:display-name="Menu Choice" style:family="text">
      <style:text-properties fo:font-weight="bold"/>
    </style:style>
    <style:style style:name="Dialog_20_or_20_Page_20_Name" style:display-name="Dialog or Page Name" style:family="text">
      <style:text-properties fo:font-weight="bold" style:font-size-complex="14pt" style:font-weight-complex="bold"/>
    </style:style>
    <style:style style:name="RTF_5f_Num_20_18_20_9" style:display-name="RTF_Num 18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8_20_8" style:display-name="RTF_Num 18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8_20_7" style:display-name="RTF_Num 18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8_20_6" style:display-name="RTF_Num 18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8_20_5" style:display-name="RTF_Num 18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8_20_4" style:display-name="RTF_Num 18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8_20_3" style:display-name="RTF_Num 18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8_20_2" style:display-name="RTF_Num 18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8_20_1" style:display-name="RTF_Num 18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7_20_9" style:display-name="RTF_Num 17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7_20_8" style:display-name="RTF_Num 17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7_20_7" style:display-name="RTF_Num 17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7_20_6" style:display-name="RTF_Num 17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7_20_5" style:display-name="RTF_Num 17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7_20_4" style:display-name="RTF_Num 17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7_20_3" style:display-name="RTF_Num 17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7_20_2" style:display-name="RTF_Num 17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7_20_1" style:display-name="RTF_Num 17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6_20_9" style:display-name="RTF_Num 16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6_20_8" style:display-name="RTF_Num 16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6_20_7" style:display-name="RTF_Num 16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6_20_6" style:display-name="RTF_Num 16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6_20_5" style:display-name="RTF_Num 16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6_20_4" style:display-name="RTF_Num 16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6_20_3" style:display-name="RTF_Num 16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6_20_2" style:display-name="RTF_Num 16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6_20_1" style:display-name="RTF_Num 16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5_20_9" style:display-name="RTF_Num 15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5_20_8" style:display-name="RTF_Num 15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5_20_7" style:display-name="RTF_Num 15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5_20_6" style:display-name="RTF_Num 15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5_20_5" style:display-name="RTF_Num 15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5_20_4" style:display-name="RTF_Num 15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5_20_3" style:display-name="RTF_Num 15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5_20_2" style:display-name="RTF_Num 15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5_20_1" style:display-name="RTF_Num 15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4_20_9" style:display-name="RTF_Num 14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4_20_8" style:display-name="RTF_Num 14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4_20_7" style:display-name="RTF_Num 14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4_20_6" style:display-name="RTF_Num 14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4_20_5" style:display-name="RTF_Num 14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4_20_4" style:display-name="RTF_Num 14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4_20_3" style:display-name="RTF_Num 14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4_20_2" style:display-name="RTF_Num 14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4_20_1" style:display-name="RTF_Num 14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2_20_9" style:display-name="RTF_Num 12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2_20_8" style:display-name="RTF_Num 12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2_20_7" style:display-name="RTF_Num 12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2_20_6" style:display-name="RTF_Num 12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2_20_5" style:display-name="RTF_Num 12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2_20_4" style:display-name="RTF_Num 12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2_20_3" style:display-name="RTF_Num 12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2_20_2" style:display-name="RTF_Num 12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2_20_1" style:display-name="RTF_Num 12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1_20_9" style:display-name="RTF_Num 11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1_20_8" style:display-name="RTF_Num 11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1_20_7" style:display-name="RTF_Num 11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1_20_6" style:display-name="RTF_Num 11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1_20_5" style:display-name="RTF_Num 11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1_20_4" style:display-name="RTF_Num 11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1_20_3" style:display-name="RTF_Num 11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1_20_2" style:display-name="RTF_Num 11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1_20_1" style:display-name="RTF_Num 11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0_20_9" style:display-name="RTF_Num 10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0_20_8" style:display-name="RTF_Num 10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0_20_7" style:display-name="RTF_Num 10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0_20_6" style:display-name="RTF_Num 10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0_20_5" style:display-name="RTF_Num 10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0_20_4" style:display-name="RTF_Num 10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0_20_3" style:display-name="RTF_Num 10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0_20_2" style:display-name="RTF_Num 10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10_20_1" style:display-name="RTF_Num 10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9_20_9" style:display-name="RTF_Num 9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9_20_8" style:display-name="RTF_Num 9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9_20_7" style:display-name="RTF_Num 9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9_20_6" style:display-name="RTF_Num 9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9_20_5" style:display-name="RTF_Num 9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9_20_4" style:display-name="RTF_Num 9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9_20_3" style:display-name="RTF_Num 9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9_20_2" style:display-name="RTF_Num 9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9_20_1" style:display-name="RTF_Num 9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8_20_9" style:display-name="RTF_Num 8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8_20_8" style:display-name="RTF_Num 8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8_20_7" style:display-name="RTF_Num 8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8_20_6" style:display-name="RTF_Num 8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8_20_5" style:display-name="RTF_Num 8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8_20_4" style:display-name="RTF_Num 8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8_20_3" style:display-name="RTF_Num 8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8_20_2" style:display-name="RTF_Num 8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8_20_1" style:display-name="RTF_Num 8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7_20_9" style:display-name="RTF_Num 7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7_20_8" style:display-name="RTF_Num 7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7_20_7" style:display-name="RTF_Num 7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7_20_6" style:display-name="RTF_Num 7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7_20_5" style:display-name="RTF_Num 7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7_20_4" style:display-name="RTF_Num 7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7_20_3" style:display-name="RTF_Num 7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7_20_2" style:display-name="RTF_Num 7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7_20_1" style:display-name="RTF_Num 7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6_20_9" style:display-name="RTF_Num 6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6_20_8" style:display-name="RTF_Num 6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6_20_7" style:display-name="RTF_Num 6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6_20_6" style:display-name="RTF_Num 6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6_20_5" style:display-name="RTF_Num 6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6_20_4" style:display-name="RTF_Num 6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6_20_3" style:display-name="RTF_Num 6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6_20_2" style:display-name="RTF_Num 6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6_20_1" style:display-name="RTF_Num 6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5_20_9" style:display-name="RTF_Num 5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5_20_8" style:display-name="RTF_Num 5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5_20_7" style:display-name="RTF_Num 5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5_20_6" style:display-name="RTF_Num 5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5_20_5" style:display-name="RTF_Num 5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5_20_4" style:display-name="RTF_Num 5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5_20_3" style:display-name="RTF_Num 5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5_20_2" style:display-name="RTF_Num 5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5_20_1" style:display-name="RTF_Num 5 1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3_20_9" style:display-name="RTF_Num 3 9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3_20_8" style:display-name="RTF_Num 3 8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3_20_7" style:display-name="RTF_Num 3 7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3_20_6" style:display-name="RTF_Num 3 6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3_20_5" style:display-name="RTF_Num 3 5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3_20_4" style:display-name="RTF_Num 3 4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3_20_3" style:display-name="RTF_Num 3 3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3_20_2" style:display-name="RTF_Num 3 2" style:family="text">
      <style:text-properties style:font-name-complex="Times New Roman1" style:font-family-complex="'Times New Roman'" style:font-family-generic-complex="roman" style:font-pitch-complex="variable"/>
    </style:style>
    <style:style style:name="RTF_5f_Num_20_3_20_1" style:display-name="RTF_Num 3 1" style:family="text">
      <style:text-properties style:font-name-complex="Times New Roman1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RTF_5f_Num_20_3_20_10" style:display-name="RTF_Num 3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Bullet_20_Symbols_20__28_user_29_" style:display-name="Bullet Symbols (user)" style:family="text">
      <style:text-properties style:font-name="StarSymbol1" fo:font-family="StarSymbol, 'Arial Unicode MS'" style:font-charset="x-symbol" fo:font-size="9pt" fo:language="en" fo:country="US" style:font-name-asian="StarSymbol1" style:font-family-asian="StarSymbol, 'Arial Unicode MS'" style:font-charset-asian="x-symbol" style:language-asian="en" style:country-asian="US" style:font-name-complex="StarSymbol1" style:font-family-complex="StarSymbol, 'Arial Unicode MS'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4_20_10" style:display-name="RTF_Num 4 10" style:family="text"/>
    <style:style style:name="RTF_5f_Num_20_5_20_10" style:display-name="RTF_Num 5 10" style:family="text"/>
    <style:style style:name="RTF_5f_Num_20_6_20_10" style:display-name="RTF_Num 6 10" style:family="text"/>
    <style:style style:name="RTF_5f_Num_20_7_20_10" style:display-name="RTF_Num 7 10" style:family="text"/>
    <style:style style:name="RTF_5f_Num_20_8_20_10" style:display-name="RTF_Num 8 10" style:family="text"/>
    <style:style style:name="RTF_5f_Num_20_9_20_10" style:display-name="RTF_Num 9 10" style:family="text"/>
    <style:style style:name="RTF_5f_Num_20_10_20_10" style:display-name="RTF_Num 10 10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Lab " style:num-suffix=" - " style:num-format="1">
        <style:list-level-properties/>
      </text:outline-level-style>
      <text:outline-level-style text:level="2" style:num-prefix="Part " style:num-suffix=" - " style:num-format="1">
        <style:list-level-properties/>
      </text:outline-level-style>
      <text:outline-level-style text:level="3" style:num-prefix="__" style:num-suffix=". " style:num-format="1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b Header</dc:title>
    <dc:date>2016-03-07T16:57:05.967132000</dc:date>
    <meta:editing-duration>P12DT1H43M28S</meta:editing-duration>
    <meta:editing-cycles>460</meta:editing-cycles>
    <meta:generator>LibreOffice/5.0.1.2$MacOSX_X86_64 LibreOffice_project/81898c9f5c0d43f3473ba111d7b351050be20261</meta:generator>
    <meta:document-statistic meta:table-count="0" meta:image-count="0" meta:object-count="0" meta:page-count="1" meta:paragraph-count="14" meta:word-count="111" meta:character-count="628" meta:non-whitespace-character-count="53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DEV/workspace_Juno/WA1921%20Enterprise%20Android%20Application%20Development/Supporting/LabGuide/NewMaster.odm" meta:date="2009-03-25T23:26:41"/>
  </office:meta>
</office:document-meta>
</file>